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0.9889in" style:rel-column-width="1424*"/>
    </style:style>
    <style:style style:name="Table1.B" style:family="table-column">
      <style:table-column-properties style:column-width="0.9896in" style:rel-column-width="1425*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G1" style:family="table-cell">
      <style:table-cell-properties fo:padding="0.0382in" fo:border="1pt solid #000000"/>
    </style:style>
    <style:style style:name="Table1.A2" style:family="table-cell">
      <style:table-cell-properties fo:padding="0.0382in" fo:border-left="1pt solid #000000" fo:border-right="none" fo:border-top="none" fo:border-bottom="1pt solid #000000"/>
    </style:style>
    <style:style style:name="Table1.G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officeooo:paragraph-rsid="001a9a51"/>
    </style:style>
    <style:style style:name="P2" style:family="paragraph" style:parent-style-name="Standard">
      <style:text-properties officeooo:paragraph-rsid="001a9a51"/>
    </style:style>
    <style:style style:name="P3" style:family="paragraph" style:parent-style-name="Text_20_body">
      <style:text-properties officeooo:paragraph-rsid="001a9a51"/>
    </style:style>
    <style:style style:name="P4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2"><draw:frame text:anchor-type="paragraph" draw:z-index="0" draw:name="Shape5" draw:style-name="gr1" draw:text-style-name="P4" svg:width="0.3441in" svg:height="0.3961in" svg:x="-0.2874in" svg:y="0.0874in"><draw:text-box><text:p>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3:09:01.681030098</meta:creation-date>
    <dc:date>2019-09-06T08:18:05.411804529</dc:date>
    <meta:editing-duration>PT18H59M3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